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1000002AA0D9A318C7BC9FEA3.png" manifest:media-type="image/png"/>
  <manifest:file-entry manifest:full-path="Pictures/1000ADCC00003EEA00004686E4A0E126BFBB4AD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54pt" style:font-size-asian="54pt" style:font-size-complex="54pt"/>
    </style:style>
    <style:style style:name="T1" style:family="text">
      <style:text-properties style:font-name="Ubuntu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49cm" svg:height="17.653cm" svg:x="0cm" svg:y="2.692cm">
          <draw:image xlink:href="Pictures/1000ADCC00003EEA00004686E4A0E126BFBB4AD3.svg" xlink:type="simple" xlink:show="embed" xlink:actuate="onLoad">
            <text:p/>
          </draw:image>
          <draw:image xlink:href="Pictures/1000020100000261000002AA0D9A318C7BC9FEA3.png" xlink:type="simple" xlink:show="embed" xlink:actuate="onLoad"/>
        </draw:frame>
        <draw:frame draw:style-name="gr2" draw:text-style-name="P3" draw:layer="layout" svg:width="15.75cm" svg:height="2.385cm" svg:x="0cm" svg:y="0cm">
          <draw:text-box>
            <text:p text:style-name="P2"><text:span text:style-name="T1">Atomic.Computer</text:span></text:p>
          </draw:text-box>
        </draw:frame>
        <draw:frame draw:style-name="gr2" draw:text-style-name="P3" draw:layer="layout" svg:width="15.75cm" svg:height="2.385cm" svg:x="0cm" svg:y="20.523cm">
          <draw:text-box>
            <text:p text:style-name="P2"><text:span text:style-name="T1">Opening So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Seiters</meta:initial-creator>
    <meta:creation-date>2018-10-28T11:11:53.390224394</meta:creation-date>
    <dc:date>2018-10-28T11:48:57.947635879</dc:date>
    <dc:creator>James Seiters</dc:creator>
    <meta:editing-duration>PT16M42S</meta:editing-duration>
    <meta:editing-cycles>4</meta:editing-cycles>
    <meta:generator>LibreOffice/6.0.6.2$Linux_X86_64 LibreOffice_project/00m0$Build-2</meta:generator>
    <meta:document-statistic meta:object-count="3"/>
  </office:meta>
</office:document-meta>
</file>